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847b5"/>
    </style:style>
    <style:style style:name="T1" style:family="text">
      <style:text-properties officeooo:rsid="000847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ip问题 </text:span></text:p>
      <text:p text:style-name="P1"><text:span text:style-name="T1">一个VM一个进程，每个虚拟机一个独立ip</text:span></text:p>
      <text:p text:style-name="P1"><text:span text:style-name="T1"/></text:p>
      <text:p text:style-name="P1"><text:span text:style-name="T1">2.控制</text:span></text:p>
      <text:p text:style-name="P1"><text:span text:style-name="T1">两层控制</text:span></text:p>
      <text:p text:style-name="P1"><text:span text:style-name="T1">本地获取虚拟机状态，然后与主控节点交互信息与命令</text:span></text:p>
      <text:p text:style-name="P1"><text:span text:style-name="T1"/></text:p>
      <text:p text:style-name="P1"><text:span text:style-name="T1">3.策略</text:span></text:p>
      <text:p text:style-name="P1"><text:span text:style-name="T1">20s到2min网络流量平均值&lt;阈值</text:span></text:p>
      <text:p text:style-name="P1"><text:span text:style-name="T1"/></text:p>
      <text:p text:style-name="P1"><text:span text:style-name="T1">4.机制</text:span></text:p>
      <text:p text:style-name="P1"><text:span text:style-name="T1">1.启VM</text:span></text:p>
      <text:p text:style-name="P1"><text:span text:style-name="T1">2.重启freegate</text:span></text:p>
      <text:p text:style-name="P1"><text:span text:style-name="T1">3.重启应用</text:span></text:p>
      <text:p text:style-name="P1"><text:span text:style-name="T1"/></text:p>
      <text:p text:style-name="P1"><text:span text:style-name="T1">5.主控节点统计信息</text:span></text:p>
      <text:p text:style-name="P1"><text:span text:style-name="T1">1.总流量</text:span></text:p>
      <text:p text:style-name="P1"><text:span text:style-name="T1">2.vm重启次数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istrator </meta:initial-creator>
    <meta:creation-date>2012-02-15T10:57:47</meta:creation-date>
    <meta:document-statistic meta:table-count="0" meta:image-count="0" meta:object-count="0" meta:page-count="1" meta:paragraph-count="14" meta:word-count="62" meta:character-count="131"/>
    <dc:date>2012-02-15T11:02:12</dc:date>
    <dc:creator>Administrator </dc:creator>
    <meta:editing-duration>PT00H04M26S</meta:editing-duration>
    <meta:editing-cycles>1</meta:editing-cycles>
    <meta:generator>OpenOffice.org/3.2$Linux OpenOffice.org_project/320m19$Build-9505</meta:generator>
  </office:meta>
</office:document-meta>
</file>